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.5pt" fo:font-weight="normal" officeooo:paragraph-rsid="001ad728" style:font-size-asian="9.14999961853027pt" style:font-weight-asian="normal" style:font-size-complex="10.5pt" style:font-weight-complex="normal"/>
    </style:style>
    <style:style style:name="P2" style:family="paragraph" style:parent-style-name="Standard">
      <style:text-properties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Standard">
      <style:text-properties fo:font-size="10.5pt" fo:font-weight="normal" officeooo:rsid="001e3896" officeooo:paragraph-rsid="001e3896" style:font-size-asian="9.14999961853027pt" style:font-weight-asian="normal" style:font-size-complex="10.5pt" style:font-weight-complex="normal"/>
    </style:style>
    <style:style style:name="P4" style:family="paragraph" style:parent-style-name="Standard"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Liberation Mono" fo:font-size="10.5pt" fo:font-weight="normal" style:font-size-asian="9.14999961853027pt" style:font-weight-asian="normal" style:font-size-complex="10.5pt" style:font-weight-complex="normal"/>
    </style:style>
    <style:style style:name="P6" style:family="paragraph" style:parent-style-name="Standard">
      <style:text-properties style:font-name="Liberation Mono" fo:font-size="10.5pt" fo:font-weight="normal" officeooo:paragraph-rsid="0013f8b5" style:font-size-asian="9.14999961853027pt" style:font-weight-asian="normal" style:font-size-complex="10.5pt" style:font-weight-complex="normal"/>
    </style:style>
    <style:style style:name="P7" style:family="paragraph" style:parent-style-name="Standard">
      <style:text-properties style:font-name="Liberation Mono" fo:font-size="10.5pt" fo:font-weight="normal" officeooo:paragraph-rsid="001ad728" style:font-size-asian="9.14999961853027pt" style:font-weight-asian="normal" style:font-size-complex="10.5pt" style:font-weight-complex="normal"/>
    </style:style>
    <style:style style:name="P8" style:family="paragraph" style:parent-style-name="Standard">
      <style:text-properties style:font-name="Liberation Mono" fo:font-size="10.5pt" fo:font-weight="normal" officeooo:rsid="001ad728" officeooo:paragraph-rsid="002192ea" style:font-size-asian="9.14999961853027pt" style:font-weight-asian="normal" style:font-size-complex="10.5pt" style:font-weight-complex="normal"/>
    </style:style>
    <style:style style:name="P9" style:family="paragraph" style:parent-style-name="Standard">
      <style:text-properties style:font-name="Liberation Mono" fo:font-size="10.5pt" fo:font-weight="normal" officeooo:paragraph-rsid="002192ea" style:font-size-asian="9.14999961853027pt" style:font-weight-asian="normal" style:font-size-complex="10.5pt" style:font-weight-complex="normal"/>
    </style:style>
    <style:style style:name="P10" style:family="paragraph" style:parent-style-name="Standard">
      <style:text-properties style:font-name="Liberation Mono" fo:font-size="10.5pt" fo:font-weight="normal" officeooo:rsid="000c0136" officeooo:paragraph-rsid="000c0136" style:font-size-asian="10.5pt" style:font-weight-asian="normal" style:font-size-complex="10.5pt" style:font-weight-complex="normal"/>
    </style:style>
    <style:style style:name="P11" style:family="paragraph" style:parent-style-name="Standard">
      <style:text-properties style:font-name="Liberation Mono" fo:font-size="10.5pt" fo:font-weight="normal" officeooo:rsid="001e3896" officeooo:paragraph-rsid="002192ea" style:font-size-asian="10.5pt" style:font-weight-asian="normal" style:font-size-complex="10.5pt" style:font-weight-complex="normal"/>
    </style:style>
    <style:style style:name="P12" style:family="paragraph" style:parent-style-name="Standard">
      <style:text-properties style:font-name="Liberation Mono" fo:font-size="10.5pt" fo:font-weight="bold" officeooo:paragraph-rsid="000c0136" style:font-size-asian="10.5pt" style:font-weight-asian="bold" style:font-size-complex="10.5pt" style:font-weight-complex="bold"/>
    </style:style>
    <style:style style:name="P13" style:family="paragraph" style:parent-style-name="Standard">
      <style:text-properties style:font-name="Liberation Mono" fo:font-size="10.5pt" fo:font-weight="bold" officeooo:rsid="001e3896" officeooo:paragraph-rsid="002192ea" style:font-size-asian="10.5pt" style:font-weight-asian="bold" style:font-size-complex="10.5pt" style:font-weight-complex="bold"/>
    </style:style>
    <style:style style:name="P14" style:family="paragraph" style:parent-style-name="Standard">
      <style:text-properties style:font-name="Liberation Mono" fo:font-size="10.5pt" fo:font-weight="bold" style:font-size-asian="9.14999961853027pt" style:font-weight-asian="bold" style:font-size-complex="10.5pt" style:font-weight-complex="bold"/>
    </style:style>
    <style:style style:name="P15" style:family="paragraph" style:parent-style-name="Preformatted_20_Text">
      <style:text-properties fo:font-size="10pt" fo:font-weight="normal" officeooo:rsid="015231bc" officeooo:paragraph-rsid="001e3896" style:font-size-asian="8.75pt" style:font-weight-asian="normal" style:font-size-complex="10pt" style:font-weight-complex="normal"/>
    </style:style>
    <style:style style:name="P16" style:family="paragraph" style:parent-style-name="Preformatted_20_Text">
      <style:text-properties fo:font-size="10pt" fo:font-weight="normal" officeooo:rsid="015231bc" officeooo:paragraph-rsid="001eef3f" style:font-size-asian="8.75pt" style:font-weight-asian="normal" style:font-size-complex="10pt" style:font-weight-complex="normal"/>
    </style:style>
    <style:style style:name="P17" style:family="paragraph" style:parent-style-name="Preformatted_20_Text">
      <style:text-properties fo:font-size="10pt" fo:font-weight="normal" officeooo:rsid="015231bc" officeooo:paragraph-rsid="0022295f" style:font-size-asian="8.75pt" style:font-weight-asian="normal" style:font-size-complex="10pt" style:font-weight-complex="normal"/>
    </style:style>
    <style:style style:name="T1" style:family="text">
      <style:text-properties officeooo:rsid="000aa173"/>
    </style:style>
    <style:style style:name="T2" style:family="text">
      <style:text-properties officeooo:rsid="000e3fd5"/>
    </style:style>
    <style:style style:name="T3" style:family="text">
      <style:text-properties officeooo:rsid="0013f8b5"/>
    </style:style>
    <style:style style:name="T4" style:family="text">
      <style:text-properties officeooo:rsid="00199bb5"/>
    </style:style>
    <style:style style:name="T5" style:family="text">
      <style:text-properties officeooo:rsid="001ad72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192ea" style:font-weight-asian="bold" style:font-weight-complex="bold"/>
    </style:style>
    <style:style style:name="T8" style:family="text">
      <style:text-properties style:font-name="Liberation Mono"/>
    </style:style>
    <style:style style:name="T9" style:family="text">
      <style:text-properties style:font-name="Liberation Mono" officeooo:rsid="00199bb5"/>
    </style:style>
    <style:style style:name="T10" style:family="text">
      <style:text-properties style:font-name="Liberation Mono" fo:font-size="10pt" officeooo:rsid="015231bc" style:font-size-asian="8.75pt" style:font-size-complex="10pt"/>
    </style:style>
    <style:style style:name="T11" style:family="text">
      <style:text-properties style:font-name="Liberation Mono" officeooo:rsid="015ce374"/>
    </style:style>
    <style:style style:name="T12" style:family="text">
      <style:text-properties style:font-name="Liberation Mono" officeooo:rsid="00204dcc"/>
    </style:style>
    <style:style style:name="T13" style:family="text">
      <style:text-properties style:font-name="Liberation Mono" officeooo:rsid="002192ea"/>
    </style:style>
    <style:style style:name="T14" style:family="text">
      <style:text-properties style:font-name="Liberation Mono" officeooo:rsid="0022295f"/>
    </style:style>
    <style:style style:name="T15" style:family="text">
      <style:text-properties officeooo:rsid="0020dd3d"/>
    </style:style>
    <style:style style:name="T16" style:family="text">
      <style:text-properties officeooo:rsid="002192ea"/>
    </style:style>
    <style:style style:name="T17" style:family="text">
      <style:text-properties style:font-size-asian="9.1499996185302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// <text:span text:style-name="T1">Using android to connect to ROS</text:span></text:p>
      <text:p text:style-name="P14"/>
      <text:p text:style-name="P14">// <text:span text:style-name="T15">Install package onto phone</text:span></text:p>
      <text:p text:style-name="P5">// <text:span text:style-name="T1">Open android studio</text:span></text:p>
      <text:p text:style-name="P5">// <text:span text:style-name="T1">Open android_core &gt; src &gt; android_core folder</text:span></text:p>
      <text:p text:style-name="P5">// <text:span text:style-name="T1">Go to android_tutorial_pubsub</text:span></text:p>
      <text:p text:style-name="P5">// <text:span text:style-name="T2">Connect to your phone using usb and run code, install app into the phone, // disconnect the usb and phone</text:span></text:p>
      <text:p text:style-name="P5"/>
      <text:p text:style-name="P14">// <text:span text:style-name="T16">Connection</text:span></text:p>
      <text:p text:style-name="P9">// <text:span text:style-name="T3">Open the app on your phone, click on ‘Show advanced options’, click on </text:span></text:p>
      <text:p text:style-name="P9"><text:span text:style-name="T3">// ‘new public master’</text:span></text:p>
      <text:p text:style-name="P6">// <text:span text:style-name="T4">You’ll see the talker node start running on the phone</text:span></text:p>
      <text:p text:style-name="P9">// When ‘android_tutorial_pubsub’ is executed, the <text:span text:style-name="T16">phone</text:span> publishes <text:span text:style-name="T16">the </text:span></text:p>
      <text:p text:style-name="P9"><text:span text:style-name="T16">// message </text:span>‘Hello world!’ followed by increasing number as a type of </text:p>
      <text:p text:style-name="P9">// ‘std_msgs::String’. </text:p>
      <text:p text:style-name="P1"><text:span text:style-name="T8">// </text:span><text:span text:style-name="T9">Now in </text:span><text:span text:style-name="T13">a </text:span><text:span text:style-name="T9">terminal enter $ export ROS_MASTER_URI=</text:span><text:a xlink:type="simple" xlink:href="http://192.168.1.1:11311/" text:style-name="Internet_20_link" text:visited-style-name="Visited_20_Internet_20_Link"><text:span text:style-name="T9">http://192.168.1.1:11311/</text:span></text:a></text:p>
      <text:p text:style-name="P9">// <text:span text:style-name="T5">Note that 192.168.1.1 is the IP address of your smartphone which you </text:span></text:p>
      <text:p text:style-name="P9"><text:span text:style-name="T5">// should check</text:span></text:p>
      <text:p text:style-name="P7">// <text:span text:style-name="T5">Then run $ rosnode list</text:span></text:p>
      <text:p text:style-name="P7">// <text:span text:style-name="T5">If you see: /android_gingerbread/ros_text_view</text:span></text:p>
      <text:p text:style-name="P8">// This means that your laptop has successfully connected to the ROS master </text:p>
      <text:p text:style-name="P8">// running on your phone</text:p>
      <text:p text:style-name="P8">// <text:span text:style-name="T16">Also, the phone and computer should share the same wifi</text:span></text:p>
      <text:p text:style-name="P5"/>
      <text:p text:style-name="P9"><text:span text:style-name="T6">// </text:span><text:span text:style-name="T7">To view the messages that are being published to the ‘/chatter’ topic</text:span></text:p>
      <text:p text:style-name="P10">$ rostopic echo /chatter</text:p>
      <text:p text:style-name="P10">data: Hello world! 96</text:p>
      <text:p text:style-name="P10">---</text:p>
      <text:p text:style-name="P10">data: Hello world! 97</text:p>
      <text:p text:style-name="P10">---</text:p>
      <text:p text:style-name="P10">data: Hello world! 98</text:p>
      <text:p text:style-name="P10">---</text:p>
      <text:p text:style-name="P10">data: Hello world! 99</text:p>
      <text:p text:style-name="P10">---</text:p>
      <text:p text:style-name="P10">data: Hello world! 100</text:p>
      <text:p text:style-name="P10">---</text:p>
      <text:p text:style-name="P10">data: Hello world! 101</text:p>
      <text:p text:style-name="P10">---</text:p>
      <text:p text:style-name="P12"/>
      <text:p text:style-name="P13">// To subscribe to the topic <text:span text:style-name="T17">that the device publishes on your computer</text:span></text:p>
      <text:p text:style-name="P11">// <text:span text:style-name="T16">O</text:span>pen another terminal</text:p>
      <text:p text:style-name="P3"><text:span text:style-name="T9">$ export ROS_MASTER_URI=</text:span><text:a xlink:type="simple" xlink:href="http://192.168.1.1:11311/" text:style-name="Internet_20_link" text:visited-style-name="Visited_20_Internet_20_Link"><text:span text:style-name="T9">http://192.168.1.1:11311/</text:span></text:a></text:p>
      <text:p text:style-name="P3"><text:span text:style-name="T8">$ </text:span><text:span text:style-name="Source_20_Text"><text:span text:style-name="T10">rosrun rosjava_catkin_package_a my_pub_sub_tutorial com.github.rosjava.rosjava_catkin_package_a.my_pub_sub_tutorial.Listener</text:span></text:span></text:p>
      <text:p text:style-name="P15"><text:span text:style-name="Source_20_Text"><text:span text:style-name="T11">// Choose the option under ‘bin’ directory which is either 1 or 3</text:span></text:span></text:p>
      <text:p text:style-name="P15"><text:span text:style-name="Source_20_Text"><text:span text:style-name="T8"/></text:span></text:p>
      <text:p text:style-name="P16"><text:span text:style-name="Source_20_Text"><text:span text:style-name="T8">// </text:span></text:span><text:span text:style-name="Source_20_Text"><text:span text:style-name="T11">You should see a string with changing numbers in the listener node, also, </text:span></text:span></text:p>
      <text:p text:style-name="P16"><text:span text:style-name="Source_20_Text"><text:span text:style-name="T11">// there is an additional “I heard” in front of the string </text:span></text:span></text:p>
      <text:p text:style-name="P16"><text:span text:style-name="Source_20_Text"><text:span text:style-name="T8"/></text:span></text:p>
      <text:p text:style-name="P17"><text:span text:style-name="Source_20_Text"><text:span text:style-name="T8">// </text:span></text:span><text:span text:style-name="Source_20_Text"><text:span text:style-name="T14">Bear in mind that the android core doesn’t actually have the code for talker </text:span></text:span></text:p>
      <text:p text:style-name="P17"><text:span text:style-name="Source_20_Text"><text:span text:style-name="T14">// and listener, it simply configures the phone to start the MainActivity.java </text:span></text:span></text:p>
      <text:p text:style-name="P17"><text:span text:style-name="Source_20_Text"><text:span text:style-name="T14">// which imports and uses the talker code from rosjava, which means that for the // listener, you can just use it from the rosjava package after downloading it.</text:span></text:span></text:p>
      <text:p text:style-name="P17"><text:span text:style-name="Source_20_Text"><text:span text:style-name="T14"><text:s/></text:span></text:span></text:p>
      <text:p text:style-name="P16"><text:span text:style-name="Source_20_Text"><text:span text:style-name="T8">// </text:span></text:span><text:span text:style-name="Source_20_Text"><text:span text:style-name="T12">This means that the talker and listener both work</text:span>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4:18:45.924033013</meta:creation-date>
    <dc:date>2020-07-06T17:43:55.829838736</dc:date>
    <meta:editing-duration>PT1H18M52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1" meta:paragraph-count="47" meta:word-count="345" meta:character-count="2082" meta:non-whitespace-character-count="1772"/>
  </office:meta>
</office:document-meta>
</file>